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 svg:font-family="'Ubuntu Mono'" style:font-pitch="fixed"/>
    <style:font-face style:name="Courier" svg:font-family="Courier"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transparent" fo:padding="0.0382in" fo:border-left="0.05pt solid #ffffff" fo:border-right="none" fo:border-top="0.05pt solid #ffffff" fo:border-bottom="0.05pt solid #ffffff">
        <style:background-image/>
      </style:table-cell-properties>
    </style:style>
    <style:style style:name="Table1.B1" style:family="table-cell">
      <style:table-cell-properties fo:background-color="transparent" fo:padding="0.0382in" fo:border="0.05pt solid #ffffff">
        <style:background-image/>
      </style:table-cell-properties>
    </style:style>
    <style:style style:name="Table1.A2" style:family="table-cell">
      <style:table-cell-properties fo:background-color="transparent" fo:padding="0.0382in" fo:border-left="0.05pt solid #ffffff" fo:border-right="none" fo:border-top="none" fo:border-bottom="0.05pt solid #ffffff">
        <style:background-image/>
      </style:table-cell-properties>
    </style:style>
    <style:style style:name="Table1.B2" style:family="table-cell">
      <style:table-cell-properties fo:background-color="transparent" fo:padding="0.0382in" fo:border-left="0.05pt solid #ffffff" fo:border-right="0.05pt solid #ffffff" fo:border-top="none" fo:border-bottom="0.05pt solid #ffffff">
        <style:background-image/>
      </style:table-cell-properties>
    </style:style>
    <style:style style:name="P1" style:family="paragraph" style:parent-style-name="Standard">
      <style:paragraph-properties fo:text-align="center" style:justify-single-word="false"/>
      <style:text-properties fo:font-size="8pt" fo:language="nb" fo:country="NO" officeooo:rsid="001574f0" officeooo:paragraph-rsid="00176263" style:font-size-asian="8pt" style:font-size-complex="8pt"/>
    </style:style>
    <style:style style:name="P2" style:family="paragraph" style:parent-style-name="Standard">
      <style:paragraph-properties fo:text-align="end" style:justify-single-word="false"/>
      <style:text-properties fo:font-size="8pt" fo:language="nb" fo:country="NO" officeooo:rsid="001574f0" officeooo:paragraph-rsid="00176263" style:font-size-asian="8pt" style:font-size-complex="8pt"/>
    </style:style>
    <style:style style:name="P3" style:family="paragraph" style:parent-style-name="Standard">
      <style:paragraph-properties fo:text-align="start" style:justify-single-word="false"/>
      <style:text-properties fo:font-size="8pt" fo:language="nb" fo:country="NO" officeooo:rsid="001574f0" officeooo:paragraph-rsid="00176263" style:font-size-asian="8pt" style:font-size-complex="8pt"/>
    </style:style>
    <style:style style:name="P4" style:family="paragraph" style:parent-style-name="Standard">
      <style:paragraph-properties fo:line-height="150%" fo:text-align="start" style:justify-single-word="false"/>
      <style:text-properties fo:language="nb" fo:country="NO" fo:font-style="normal" fo:font-weight="normal" officeooo:paragraph-rsid="00439e82" style:font-style-asian="normal" style:font-weight-asian="normal" style:font-style-complex="normal" style:font-weight-complex="normal"/>
    </style:style>
    <style:style style:name="P5" style:family="paragraph" style:parent-style-name="Standard">
      <style:paragraph-properties fo:line-height="150%" fo:text-align="start" style:justify-single-word="false"/>
      <style:text-properties fo:language="nb" fo:country="NO" fo:font-style="normal" fo:font-weight="bold" officeooo:rsid="001a7998" officeooo:paragraph-rsid="004c27c1" style:font-size-asian="10.5pt" style:font-style-asian="normal" style:font-weight-asian="bold" style:font-style-complex="normal" style:font-weight-complex="bold"/>
    </style:style>
    <style:style style:name="P6" style:family="paragraph" style:parent-style-name="Standard">
      <style:paragraph-properties fo:text-align="center" style:justify-single-word="false"/>
      <style:text-properties fo:language="nb" fo:country="NO" officeooo:rsid="001574f0" officeooo:paragraph-rsid="001574f0"/>
    </style:style>
    <style:style style:name="P7" style:family="paragraph" style:parent-style-name="Standard">
      <style:paragraph-properties fo:text-align="center" style:justify-single-word="false"/>
      <style:text-properties fo:language="nb" fo:country="NO" officeooo:paragraph-rsid="001574f0"/>
    </style:style>
    <style:style style:name="P8" style:family="paragraph" style:parent-style-name="Standard">
      <style:paragraph-properties fo:text-align="center" style:justify-single-word="false"/>
      <style:text-properties fo:language="nb" fo:country="NO" officeooo:rsid="00176263" officeooo:paragraph-rsid="00176263"/>
    </style:style>
    <style:style style:name="P9" style:family="paragraph" style:parent-style-name="Standard">
      <style:paragraph-properties fo:line-height="150%" fo:text-align="start" style:justify-single-word="false"/>
      <style:text-properties fo:language="nb" fo:country="NO" fo:font-weight="bold" officeooo:rsid="001a7998" officeooo:paragraph-rsid="001a7998" style:font-weight-asian="bold" style:font-weight-complex="bold"/>
    </style:style>
    <style:style style:name="P10" style:family="paragraph" style:parent-style-name="Standard">
      <style:paragraph-properties fo:line-height="150%" fo:text-align="start" style:justify-single-word="false"/>
      <style:text-properties fo:language="nb" fo:country="NO" fo:font-weight="bold" officeooo:paragraph-rsid="00322a4e" style:font-weight-asian="bold" style:font-weight-complex="bold"/>
    </style:style>
    <style:style style:name="P11" style:family="paragraph" style:parent-style-name="Standard">
      <style:paragraph-properties fo:line-height="150%" fo:text-align="start" style:justify-single-word="false"/>
      <style:text-properties fo:language="nb" fo:country="NO" fo:font-weight="bold" officeooo:paragraph-rsid="0035c761" style:font-weight-asian="bold" style:font-weight-complex="bold"/>
    </style:style>
    <style:style style:name="P12" style:family="paragraph" style:parent-style-name="Standard">
      <style:paragraph-properties fo:line-height="150%" fo:text-align="start" style:justify-single-word="false"/>
      <style:text-properties fo:language="nb" fo:country="NO" fo:font-weight="normal" officeooo:paragraph-rsid="00323c52" style:font-weight-asian="normal" style:font-weight-complex="normal"/>
    </style:style>
    <style:style style:name="P13" style:family="paragraph" style:parent-style-name="Standard">
      <style:paragraph-properties fo:line-height="150%" fo:text-align="start" style:justify-single-word="false"/>
      <style:text-properties fo:language="nb" fo:country="NO" fo:font-weight="normal" officeooo:paragraph-rsid="00350f57" style:font-weight-asian="normal" style:font-weight-complex="normal"/>
    </style:style>
    <style:style style:name="P14" style:family="paragraph" style:parent-style-name="Standard">
      <style:paragraph-properties fo:line-height="150%" fo:text-align="start" style:justify-single-word="false"/>
      <style:text-properties fo:language="nb" fo:country="NO" fo:font-weight="normal" officeooo:paragraph-rsid="0038a7a7" style:font-weight-asian="normal" style:font-weight-complex="normal"/>
    </style:style>
    <style:style style:name="P15" style:family="paragraph" style:parent-style-name="Standard">
      <style:paragraph-properties fo:line-height="150%" fo:text-align="start" style:justify-single-word="false"/>
      <style:text-properties fo:language="nb" fo:country="NO" officeooo:paragraph-rsid="0029fc35"/>
    </style:style>
    <style:style style:name="P16" style:family="paragraph" style:parent-style-name="Standard">
      <style:paragraph-properties fo:line-height="150%" fo:text-align="start" style:justify-single-word="false"/>
      <style:text-properties fo:language="nb" fo:country="NO" officeooo:paragraph-rsid="002ad791"/>
    </style:style>
    <style:style style:name="P17" style:family="paragraph" style:parent-style-name="Standard">
      <style:paragraph-properties fo:line-height="150%" fo:text-align="start" style:justify-single-word="false"/>
      <style:text-properties fo:language="nb" fo:country="NO" officeooo:paragraph-rsid="002deb47"/>
    </style:style>
    <style:style style:name="P18" style:family="paragraph" style:parent-style-name="Standard">
      <style:paragraph-properties fo:line-height="150%" fo:text-align="start" style:justify-single-word="false"/>
      <style:text-properties fo:language="nb" fo:country="NO" officeooo:paragraph-rsid="00322a4e"/>
    </style:style>
    <style:style style:name="P19" style:family="paragraph" style:parent-style-name="Standard">
      <style:paragraph-properties fo:line-height="150%" fo:text-align="start" style:justify-single-word="false"/>
      <style:text-properties fo:language="nb" fo:country="NO" officeooo:paragraph-rsid="003f2eba"/>
    </style:style>
    <style:style style:name="P20" style:family="paragraph" style:parent-style-name="Standard">
      <style:paragraph-properties fo:line-height="150%" fo:text-align="start" style:justify-single-word="false"/>
      <style:text-properties fo:language="nb" fo:country="NO" officeooo:paragraph-rsid="0038a7a7"/>
    </style:style>
    <style:style style:name="P21" style:family="paragraph" style:parent-style-name="Standard">
      <style:paragraph-properties fo:line-height="150%" fo:text-align="start" style:justify-single-word="false"/>
      <style:text-properties fo:language="nb" fo:country="NO" officeooo:paragraph-rsid="004c27c1"/>
    </style:style>
    <style:style style:name="P22" style:family="paragraph" style:parent-style-name="Standard">
      <style:paragraph-properties fo:line-height="150%" fo:text-align="start" style:justify-single-word="false"/>
      <style:text-properties fo:language="nb" fo:country="NO" officeooo:paragraph-rsid="004cd096"/>
    </style:style>
    <style:style style:name="P23" style:family="paragraph" style:parent-style-name="Standard">
      <style:paragraph-properties fo:line-height="150%" fo:text-align="start" style:justify-single-word="false"/>
      <style:text-properties fo:language="nb" fo:country="NO" fo:font-style="italic" fo:font-weight="normal" officeooo:paragraph-rsid="00350f57" style:font-style-asian="italic" style:font-weight-asian="normal" style:font-style-complex="italic" style:font-weight-complex="normal"/>
    </style:style>
    <style:style style:name="P24" style:family="paragraph" style:parent-style-name="Standard">
      <style:paragraph-properties fo:line-height="150%" fo:text-align="start" style:justify-single-word="false"/>
      <style:text-properties style:font-name="Liberation Serif" fo:font-size="12pt" fo:language="nb" fo:country="NO" fo:font-weight="normal" officeooo:paragraph-rsid="004120c4"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Liberation Serif" fo:font-size="12pt" fo:language="nb" fo:country="NO" fo:font-weight="normal" officeooo:paragraph-rsid="00439e82"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Liberation Serif" fo:font-size="12pt" fo:font-weight="normal" officeooo:paragraph-rsid="003a93a9" style:font-size-asian="10.5pt" style:font-weight-asian="normal" style:font-size-complex="12pt" style:font-weight-complex="normal"/>
    </style:style>
    <style:style style:name="P27" style:family="paragraph" style:parent-style-name="Standard" style:list-style-name="L7">
      <style:paragraph-properties fo:line-height="150%" fo:text-align="start" style:justify-single-word="false"/>
      <style:text-properties style:font-name="FreeMono" fo:font-size="10pt" fo:font-weight="normal" officeooo:paragraph-rsid="0038a7a7" style:font-size-asian="10pt" style:font-weight-asian="normal" style:font-size-complex="10pt" style:font-weight-complex="normal"/>
    </style:style>
    <style:style style:name="P28" style:family="paragraph" style:parent-style-name="Standard" style:list-style-name="L8">
      <style:paragraph-properties fo:line-height="150%" fo:text-align="start" style:justify-single-word="false"/>
      <style:text-properties style:font-name="FreeMono" fo:font-size="10pt" fo:language="nb" fo:country="NO" fo:font-weight="normal" officeooo:paragraph-rsid="003d62f9" style:font-size-asian="10pt" style:font-weight-asian="normal" style:font-size-complex="10pt" style:font-weight-complex="normal"/>
    </style:style>
    <style:style style:name="P29" style:family="paragraph" style:parent-style-name="Standard" style:list-style-name="L5">
      <style:paragraph-properties fo:line-height="150%" fo:text-align="start" style:justify-single-word="false"/>
      <style:text-properties fo:font-weight="normal" officeooo:paragraph-rsid="0038a7a7" style:font-weight-asian="normal" style:font-weight-complex="normal"/>
    </style:style>
    <style:style style:name="P30" style:family="paragraph" style:parent-style-name="Standard">
      <style:paragraph-properties fo:line-height="150%" fo:text-align="start" style:justify-single-word="false"/>
      <style:text-properties officeooo:paragraph-rsid="0038a7a7"/>
    </style:style>
    <style:style style:name="P31" style:family="paragraph" style:parent-style-name="Standard">
      <style:paragraph-properties fo:line-height="150%" fo:text-align="start" style:justify-single-word="false"/>
      <style:text-properties officeooo:paragraph-rsid="00469869"/>
    </style:style>
    <style:style style:name="P32" style:family="paragraph" style:parent-style-name="Standard" style:list-style-name="L9">
      <style:paragraph-properties fo:line-height="150%" fo:text-align="start" style:justify-single-word="false"/>
      <style:text-properties officeooo:paragraph-rsid="00469869"/>
    </style:style>
    <style:style style:name="T1" style:family="text">
      <style:text-properties officeooo:rsid="001574f0"/>
    </style:style>
    <style:style style:name="T2" style:family="text">
      <style:text-properties officeooo:rsid="0018e172"/>
    </style:style>
    <style:style style:name="T3" style:family="text">
      <style:text-properties fo:font-style="normal" fo:font-weight="normal" officeooo:rsid="001f97a8" style:font-size-asian="10.5pt" style:font-style-asian="normal" style:font-weight-asian="normal" style:font-style-complex="normal" style:font-weight-complex="normal"/>
    </style:style>
    <style:style style:name="T4" style:family="text">
      <style:text-properties fo:font-style="normal" fo:font-weight="normal" officeooo:rsid="0022f91b" style:font-size-asian="10.5pt" style:font-style-asian="normal" style:font-weight-asian="normal" style:font-style-complex="normal" style:font-weight-complex="normal"/>
    </style:style>
    <style:style style:name="T5" style:family="text">
      <style:text-properties fo:font-style="normal" fo:font-weight="normal" officeooo:rsid="001a7998" style:font-size-asian="10.5pt" style:font-style-asian="normal" style:font-weight-asian="normal" style:font-style-complex="normal" style:font-weight-complex="normal"/>
    </style:style>
    <style:style style:name="T6" style:family="text">
      <style:text-properties fo:font-style="normal" fo:font-weight="normal" officeooo:rsid="002134b8" style:font-size-asian="10.5pt" style:font-style-asian="normal" style:font-weight-asian="normal" style:font-style-complex="normal" style:font-weight-complex="normal"/>
    </style:style>
    <style:style style:name="T7" style:family="text">
      <style:text-properties fo:font-style="normal" fo:font-weight="normal" officeooo:rsid="0024d12e" style:font-size-asian="10.5pt" style:font-style-asian="normal" style:font-weight-asian="normal" style:font-style-complex="normal" style:font-weight-complex="normal"/>
    </style:style>
    <style:style style:name="T8" style:family="text">
      <style:text-properties fo:font-style="normal" fo:font-weight="normal" officeooo:rsid="002739ba" style:font-size-asian="10.5pt" style:font-style-asian="normal" style:font-weight-asian="normal" style:font-style-complex="normal" style:font-weight-complex="normal"/>
    </style:style>
    <style:style style:name="T9" style:family="text">
      <style:text-properties fo:font-style="normal" fo:font-weight="normal" officeooo:rsid="0029127a" style:font-size-asian="10.5pt" style:font-style-asian="normal" style:font-weight-asian="normal" style:font-style-complex="normal" style:font-weight-complex="normal"/>
    </style:style>
    <style:style style:name="T10" style:family="text">
      <style:text-properties fo:font-style="normal" fo:font-weight="normal" officeooo:rsid="004ac359" style:font-size-asian="10.5pt" style:font-style-asian="normal" style:font-weight-asian="normal" style:font-style-complex="normal" style:font-weight-complex="normal"/>
    </style:style>
    <style:style style:name="T11" style:family="text">
      <style:text-properties fo:font-style="normal" fo:font-weight="normal" officeooo:rsid="004cd096" style:font-size-asian="10.5pt" style:font-style-asian="normal" style:font-weight-asian="normal" style:font-style-complex="normal" style:font-weight-complex="normal"/>
    </style:style>
    <style:style style:name="T12" style:family="text">
      <style:text-properties fo:font-style="normal" fo:font-weight="normal" officeooo:rsid="004e4f68" style:font-size-asian="10.5pt" style:font-style-asian="normal" style:font-weight-asian="normal" style:font-style-complex="normal" style:font-weight-complex="normal"/>
    </style:style>
    <style:style style:name="T13" style:family="text">
      <style:text-properties fo:font-style="normal" fo:font-weight="bold" officeooo:rsid="00262be4" style:font-size-asian="10.5pt" style:font-style-asian="normal" style:font-weight-asian="bold" style:font-style-complex="normal" style:font-weight-complex="bold"/>
    </style:style>
    <style:style style:name="T14" style:family="text">
      <style:text-properties fo:font-style="normal" fo:font-weight="bold" officeooo:rsid="002ad791" style:font-size-asian="10.5pt" style:font-style-asian="normal" style:font-weight-asian="bold" style:font-style-complex="normal" style:font-weight-complex="bold"/>
    </style:style>
    <style:style style:name="T15" style:family="text">
      <style:text-properties fo:font-style="normal" fo:font-weight="bold" officeooo:rsid="004cd096" style:font-size-asian="10.5pt" style:font-style-asian="normal" style:font-weight-asian="bold" style:font-style-complex="normal" style:font-weight-complex="bold"/>
    </style:style>
    <style:style style:name="T16" style:family="text">
      <style:text-properties fo:font-weight="bold" officeooo:rsid="002deb47" style:font-weight-asian="bold" style:font-weight-complex="bold"/>
    </style:style>
    <style:style style:name="T17" style:family="text">
      <style:text-properties fo:font-weight="bold" officeooo:rsid="003030d7" style:font-weight-asian="bold" style:font-weight-complex="bold"/>
    </style:style>
    <style:style style:name="T18" style:family="text">
      <style:text-properties fo:font-weight="bold" officeooo:rsid="003130f3" style:font-weight-asian="bold" style:font-weight-complex="bold"/>
    </style:style>
    <style:style style:name="T19" style:family="text">
      <style:text-properties fo:font-weight="bold" officeooo:rsid="003e3994" style:font-weight-asian="bold" style:font-weight-complex="bold"/>
    </style:style>
    <style:style style:name="T20" style:family="text">
      <style:text-properties fo:font-weight="bold" officeooo:rsid="004120c4" style:font-weight-asian="bold" style:font-weight-complex="bold"/>
    </style:style>
    <style:style style:name="T21" style:family="text">
      <style:text-properties fo:language="nb" fo:country="NO" fo:font-style="normal" fo:font-weight="normal" officeooo:rsid="00469869" style:font-size-asian="10.5pt" style:font-style-asian="normal" style:font-weight-asian="normal" style:font-style-complex="normal" style:font-weight-complex="normal"/>
    </style:style>
    <style:style style:name="T22" style:family="text">
      <style:text-properties fo:language="nb" fo:country="NO" fo:font-style="normal" fo:font-weight="normal" officeooo:rsid="00488132" style:font-size-asian="10.5pt" style:font-style-asian="normal" style:font-weight-asian="normal" style:font-style-complex="normal" style:font-weight-complex="normal"/>
    </style:style>
    <style:style style:name="T23" style:family="text">
      <style:text-properties fo:language="nb" fo:country="NO" fo:font-style="normal" style:text-underline-style="none" officeooo:rsid="0038a7a7" style:font-style-asian="normal" style:font-style-complex="normal"/>
    </style:style>
    <style:style style:name="T24" style:family="text">
      <style:text-properties fo:language="nb" fo:country="NO" fo:font-style="normal" style:text-underline-style="none" officeooo:rsid="003a93a9" style:font-style-asian="normal" style:font-style-complex="normal"/>
    </style:style>
    <style:style style:name="T25" style:family="text">
      <style:text-properties fo:language="nb" fo:country="NO" fo:font-style="normal" style:text-underline-style="none" officeooo:rsid="003b4548" style:font-style-asian="normal" style:font-style-complex="normal"/>
    </style:style>
    <style:style style:name="T26" style:family="text">
      <style:text-properties fo:language="nb" fo:country="NO" fo:font-style="normal" style:text-underline-style="none" officeooo:rsid="003b907c" style:font-style-asian="normal" style:font-style-complex="normal"/>
    </style:style>
    <style:style style:name="T27" style:family="text">
      <style:text-properties fo:language="nb" fo:country="NO" fo:font-style="italic" style:text-underline-style="none" officeooo:rsid="003a93a9" style:font-style-asian="italic" style:font-style-complex="italic"/>
    </style:style>
    <style:style style:name="T28" style:family="text">
      <style:text-properties officeooo:rsid="002b9cd5"/>
    </style:style>
    <style:style style:name="T29" style:family="text">
      <style:text-properties officeooo:rsid="002c50c9"/>
    </style:style>
    <style:style style:name="T30" style:family="text">
      <style:text-properties officeooo:rsid="002db4c1"/>
    </style:style>
    <style:style style:name="T31" style:family="text">
      <style:text-properties officeooo:rsid="002deb47"/>
    </style:style>
    <style:style style:name="T32" style:family="text">
      <style:text-properties officeooo:rsid="002e1d47"/>
    </style:style>
    <style:style style:name="T33" style:family="text">
      <style:text-properties officeooo:rsid="002e73c2"/>
    </style:style>
    <style:style style:name="T34" style:family="text">
      <style:text-properties officeooo:rsid="003030d7"/>
    </style:style>
    <style:style style:name="T35" style:family="text">
      <style:text-properties officeooo:rsid="00322a4e"/>
    </style:style>
    <style:style style:name="T36" style:family="text">
      <style:text-properties officeooo:rsid="00323c52"/>
    </style:style>
    <style:style style:name="T37" style:family="text">
      <style:text-properties officeooo:rsid="0033920c"/>
    </style:style>
    <style:style style:name="T38" style:family="text">
      <style:text-properties officeooo:rsid="00350f57"/>
    </style:style>
    <style:style style:name="T39" style:family="text">
      <style:text-properties officeooo:rsid="0035c761"/>
    </style:style>
    <style:style style:name="T40" style:family="text">
      <style:text-properties officeooo:rsid="0038a7a7"/>
    </style:style>
    <style:style style:name="T41" style:family="text">
      <style:text-properties style:font-name="FreeMono" fo:font-style="normal" fo:font-weight="normal" officeooo:rsid="004cd096" style:font-size-asian="10.5pt" style:font-style-asian="normal" style:font-weight-asian="normal" style:font-style-complex="normal" style:font-weight-complex="normal"/>
    </style:style>
    <style:style style:name="T42" style:family="text">
      <style:text-properties style:font-name="FreeMono" fo:font-size="10pt" fo:language="nb" fo:country="NO" fo:font-style="normal" style:text-underline-style="none" fo:font-weight="normal" officeooo:rsid="0038a7a7" style:font-size-asian="10pt" style:font-style-asian="normal" style:font-weight-asian="normal" style:font-size-complex="10pt" style:font-style-complex="normal" style:font-weight-complex="normal"/>
    </style:style>
    <style:style style:name="T43" style:family="text">
      <style:text-properties style:font-name="FreeMono" fo:font-size="10pt" fo:language="nb" fo:country="NO" fo:font-style="normal" style:text-underline-style="none" officeooo:rsid="0038a7a7" style:font-size-asian="10pt" style:font-style-asian="normal" style:font-size-complex="10pt" style:font-style-complex="normal"/>
    </style:style>
    <style:style style:name="T44" style:family="text">
      <style:text-properties style:font-name="FreeMono" fo:font-size="10pt" fo:language="nb" fo:country="NO" fo:font-style="normal" style:text-underline-style="none" officeooo:rsid="003a93a9" style:font-size-asian="10pt" style:font-style-asian="normal" style:font-size-complex="10pt" style:font-style-complex="normal"/>
    </style:style>
    <style:style style:name="T45" style:family="text">
      <style:text-properties style:font-name="Liberation Serif" fo:font-size="12pt" fo:language="nb" fo:country="NO" fo:font-style="normal" style:text-underline-style="none" fo:font-weight="normal" officeooo:rsid="0038a7a7" style:font-size-asian="12pt" style:font-style-asian="normal" style:font-weight-asian="normal" style:font-size-complex="12pt" style:font-style-complex="normal" style:font-weight-complex="normal"/>
    </style:style>
    <style:style style:name="T46" style:family="text">
      <style:text-properties style:font-name="Liberation Serif" fo:font-size="12pt" officeooo:rsid="00439e82" style:font-size-asian="10.5pt" style:font-size-complex="12pt"/>
    </style:style>
    <style:style style:name="T47" style:family="text">
      <style:text-properties officeooo:rsid="003d62f9"/>
    </style:style>
    <style:style style:name="T48" style:family="text">
      <style:text-properties officeooo:rsid="003dfe9e"/>
    </style:style>
    <style:style style:name="T49" style:family="text">
      <style:text-properties officeooo:rsid="00439e82"/>
    </style:style>
    <style:style style:name="T50" style:family="text">
      <style:text-properties officeooo:rsid="004ac359"/>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pan text:style-name="T1">Prosjektoppgave i C+</text:span><text:span text:style-name="T2">+</text:span></text:p>
      <text:p text:style-name="P6">Vår 2013</text:p>
      <text:p text:style-name="P6"/>
      <text:p text:style-name="P8">BeepTracker</text:p>
      <text:p text:style-name="P6"/>
      <text:p text:style-name="P1">av:</text:p>
      <table:table table:name="Table1" table:style-name="Table1">
        <table:table-column table:style-name="Table1.A"/>
        <table:table-column table:style-name="Table1.B"/>
        <table:table-row>
          <table:table-cell table:style-name="Table1.A1" office:value-type="string">
            <text:p text:style-name="P2">Ole Aarnseth</text:p>
          </table:table-cell>
          <table:table-cell table:style-name="Table1.B1" office:value-type="string">
            <text:p text:style-name="P3">s180482</text:p>
          </table:table-cell>
        </table:table-row>
        <table:table-row>
          <table:table-cell table:style-name="Table1.A2" office:value-type="string">
            <text:p text:style-name="P2">Vegard Krusedokken</text:p>
          </table:table-cell>
          <table:table-cell table:style-name="Table1.B2" office:value-type="string">
            <text:p text:style-name="P3">s164830</text:p>
          </table:table-cell>
        </table:table-row>
        <table:table-row>
          <table:table-cell table:style-name="Table1.A2" office:value-type="string">
            <text:p text:style-name="P2">Aril Schultzen</text:p>
          </table:table-cell>
          <table:table-cell table:style-name="Table1.B2" office:value-type="string">
            <text:p text:style-name="P3">s180470</text:p>
          </table:table-cell>
        </table:table-row>
      </table:table>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soft-page-break/>Innledning</text:p>
      <text:p text:style-name="P9"/>
      <text:p text:style-name="P21"><text:span text:style-name="T3">BeepTracker er et program som benytter seg av den interne PC speakeren som finnes på hovedkortet i de fleste PCer, til å lage </text:span><text:span text:style-name="T4">lyd</text:span><text:span text:style-name="T3">. </text:span><text:span text:style-name="T5">Programmet har </text:span><text:span text:style-name="T4">to</text:span><text:span text:style-name="T3"> modus, et piano </text:span><text:span text:style-name="T6">og et for komponering av sanger </text:span><text:span text:style-name="T7">(«Piano» og «Composer»)</text:span><text:span text:style-name="T6">. «</text:span><text:span text:style-name="T7">Composer» er mildt sagt et svært begrenset verktøy for komponering da metoden for å fremstille lyd bare tillater oss å lage en tone om gangen. Det var et mål for programmet at det skulle være mulig å plotte inn noter fra et noteark og at programmet skulle kunne spille av dette på en korrekt måte i forhold til tempo og taktart. Dette har til en viss grad blitt implementert. </text:span></text:p>
      <text:p text:style-name="P21"><text:span text:style-name="T7"/></text:p>
      <text:p text:style-name="P5"><text:span text:style-name="T50">Merknader</text:span></text:p>
      <text:p text:style-name="P22"><text:span text:style-name="T10">Programmet er skrevet Linux og er testet i nyere versjoner av Debian (6 og 7) og Ubuntu (10.10 og 12.10). Det er avhengig av Ncurses (libncurses5-dev). </text:span><text:span text:style-name="T11">Programmet </text:span><text:span text:style-name="T15">må kjøres som root for å lage lyd. </text:span><text:span text:style-name="T11"><text:s/></text:span></text:p>
      <text:p text:style-name="P22"><text:span text:style-name="T11">På mange nye distroer er pcspkr enheten svartelistet under. Den aktuelle listen er:<text:line-break/><text:line-break/></text:span><text:span text:style-name="T41">/etc/modprobe.d/blacklist.conf <text:line-break/><text:line-break/></text:span><text:span text:style-name="T11"></text:span><text:span text:style-name="T12">I noen distroer er den også muted, her kan det være greit å sjekke Alsamixer.</text:span><text:span text:style-name="T11"><text:line-break/></text:span><text:span text:style-name="T7"><text:line-break/></text:span><text:span text:style-name="T13">Lyd</text:span></text:p>
      <text:p text:style-name="P19"><text:span text:style-name="T13"><text:line-break/></text:span><text:span text:style-name="T8">Siden PC speaker er en del av linux console og derfor et «character device», kan en manipulere den ved hjelp av ioctl(). Enkelt fortalt, tar den imot en frekvens og en tid i ms, og spiller av en sinuskurve ved spesifisert frekvens over spesifisert tid. </text:span><text:span text:style-name="T9">Det er ikke mulighet for å spille av noen annen form for kurve, slik som sagtann eller firkant. Dette begrenser igjen hva en kan gjøre med tanke på perkusjon samt andre effekter.</text:span></text:p>
      <text:p text:style-name="P15"><text:span text:style-name="T9"/></text:p>
      <text:p text:style-name="P16"><text:span text:style-name="T14">Oppbygning</text:span></text:p>
      <text:p text:style-name="P16"><text:span text:style-name="T14"/></text:p>
      <text:p text:style-name="P17"><text:span text:style-name="T28">Programmet er bygget opp </text:span><text:span text:style-name="T29">slik at det skal ligne et noteark. </text:span><text:span text:style-name="T30">En låt består av takter som igjen består av noter. </text:span><text:span text:style-name="T31">Under er noen sentrale klasser beskrevet:<text:line-break/><text:line-break/></text:span><text:span text:style-name="T16">class_note.cpp/h</text:span></text:p>
      <text:p text:style-name="P19"><text:span text:style-name="T31">Ei note består hovedsakelig av en streng som beskriver tonen den gir, f.eks. A#3 (En A med et kryss (en </text:span><text:soft-page-break/><text:span text:style-name="T31">halvtone ned), 3 oktav.) samt et tall for lengde. En notelengde er egentlig en brøk f.eks. 1/4, 1/8, 1/16 osv. </text:span><text:span text:style-name="T37">Når en spesifiserer no</text:span><text:span text:style-name="T32">telengden, spesifiserer </text:span><text:span text:style-name="T37">en </text:span><text:span text:style-name="T32">nevner delen av brøken, da teller delen er av praktiske årsaker gjort implisitt. </text:span><text:span text:style-name="T33">Lages en note av lengde 8, betyr dette i praksis 1/8. </text:span><text:span text:style-name="T31"><text:s text:c="3"/><text:line-break/><text:line-break/></text:span><text:span text:style-name="T17">class_bar.cpp/h</text:span></text:p>
      <text:p text:style-name="P19"><text:span text:style-name="T34">En bar (eller takt på norsk) består av noter. For enkelthetens skyld, har vi avgrenset slik at det kun finnes en taktart, 4/4. Dette er selvsagt ufint med hensyn til de som prefererer en god vals (1/3 taktart).</text:span><text:span text:style-name="T37"> En bar holder også rede på hvor mye tid (eller plass avhengig av syn) som er igjen i seg selv, noe som er viktig om en skal opprettholde en taktart.</text:span></text:p>
      <text:p text:style-name="P18"><text:span text:style-name="T35"/></text:p>
      <text:p text:style-name="P10"><text:span text:style-name="T35">class_song.cpp/h</text:span></text:p>
      <text:p text:style-name="P12"><text:span text:style-name="T36">En låt består av bars, </text:span><text:span text:style-name="T37">et navn og en hastighet (oppgitt i BPM). </text:span></text:p>
      <text:p text:style-name="P12"><text:span text:style-name="T37"/></text:p>
      <text:p text:style-name="P23"><text:span text:style-name="T38">Ikke nevnt i klassene over, er forskjellige funksjoner for kontroll og feilretting.</text:span></text:p>
      <text:p text:style-name="P13"><text:span text:style-name="T38"/></text:p>
      <text:p text:style-name="P11"><text:span text:style-name="T39">class_sound.cpp/h</text:span></text:p>
      <text:p text:style-name="P14"><text:span text:style-name="T40">I denne klassen finnes flere viktige funksjoner:<text:line-break/></text:span></text:p>
      <text:list xml:id="list1072466404" text:style-name="L5">
        <text:list-item>
          <text:p text:style-name="P29"><text:span text:style-name="T43">void playSequence(std::vector&lt;note_t&gt; param)</text:span></text:p>
        </text:list-item>
      </text:list>
      <text:p text:style-name="P30"><text:span text:style-name="T42"><text:tab/><text:line-break/></text:span><text:span text:style-name="T45">funksjonen tar imot en vector av tone_t (struct) som igjen består av en frekvens og en lengde, og spiller disse av. </text:span></text:p>
      <text:p text:style-name="P30"><text:span text:style-name="T45"/></text:p>
      <text:list xml:id="list1375737624" text:style-name="L7">
        <text:list-item>
          <text:p text:style-name="P27"><text:span text:style-name="T23">std::vector&lt;note_t&gt; parse(std::vector&lt;bar&gt; bars, int bpm)<text:line-break/></text:span></text:p>
        </text:list-item>
      </text:list>
      <text:p text:style-name="P26"><text:span text:style-name="T24">Siden funksjonen som faktisk lager lyden kun tar imot en frekvens og en lengde i ms, brukes denne funksjonen til å oversette fra strings til frekvens (ved hjelp av </text:span><text:span text:style-name="T27">class_freqnote.cpp/h</text:span><text:span text:style-name="T24">) samt fra et enkelt tall til ms (se </text:span><text:span text:style-name="T44">calculateLength(double length, int bpm)</text:span><text:span text:style-name="T24">). </text:span><text:span text:style-name="T25">Den returnerer det oversatte innholdet i <text:s/></text:span><text:span text:style-name="T26">form av en vector. </text:span><text:span text:style-name="T44"><text:s/></text:span></text:p>
      <text:p text:style-name="P14"><text:span text:style-name="T40"/></text:p>
      <text:list xml:id="list1864091427" text:style-name="L8">
        <text:list-item>
          <text:p text:style-name="P28"><text:span text:style-name="T47">int calculateLength(double length, int bpm)<text:line-break/></text:span></text:p>
        </text:list-item>
      </text:list>
      <text:p text:style-name="P24"><text:span text:style-name="T48">Funksjonen tar imot en tonelengde (2,4,8,16 osv) og BPM og konverterer til ms. </text:span><text:line-break/></text:p>
      <text:p text:style-name="P24"><text:soft-page-break/><text:span text:style-name="T20">Bruk av Ncurses</text:span></text:p>
      <text:p text:style-name="P25"><text:span text:style-name="T49">Ncurses er brukt for å få mer kontroll over terminalen og for enklere å skrive «GUI». </text:span></text:p>
      <text:p text:style-name="P25"><text:span text:style-name="T19"><text:line-break/>class_tools.cpp/h</text:span></text:p>
      <text:p text:style-name="P4"><text:span text:style-name="T46">Da Ncurses bruker c-style strings, fant vi fort behovet for en klasse hvor vi kunne ha alle konverteringsfunksjoner. Disse ble lagt i class_tools.</text:span></text:p>
      <text:p text:style-name="P4"><text:span text:style-name="T46"/></text:p>
      <text:p text:style-name="P20"><text:span text:style-name="T18"/></text:p>
      <text:p text:style-name="P20"><text:span text:style-name="T18"/></text:p>
      <text:p text:style-name="P20"><text:span text:style-name="T18">Til senere utgivelser</text:span><text:span text:style-name="T34"> </text:span></text:p>
      <text:p text:style-name="P31"><text:span text:style-name="T21">Da vi ikke rakk å gjøre alt vi ønsket, ble noen ting nedprioritert. Blant disse er:<text:line-break/></text:span></text:p>
      <text:list xml:id="list1587994662" text:style-name="L9">
        <text:list-item>
          <text:p text:style-name="P32"><text:span text:style-name="T21">Støtte for flere taktarter.</text:span></text:p>
        </text:list-item>
        <text:list-item>
          <text:p text:style-name="P32"><text:span text:style-name="T21">Mulighet til å lage «elements», små blokker bestående av korte noter satt sammen slik at de etterliknet diverse effekter som arpeggioer, perkusjon osv.</text:span></text:p>
        </text:list-item>
        <text:list-item>
          <text:p text:style-name="P32"><text:span text:style-name="T21">Lagring.</text:span></text:p>
        </text:list-item>
        <text:list-item>
          <text:p text:style-name="P32"><text:span text:style-name="T21">Simulering av </text:span><text:span text:style-name="T22">polyfoni.</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Mono" svg:font-family="'Ubuntu Mono'" style:font-pitch="fixed"/>
    <style:font-face style:name="Courier" svg:font-family="Courier"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DejaVu Sans Mono" style:font-name-asian="DejaVu Sans Mono" style:font-name-complex="DejaVu Sans Mono"/>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5T14:40:11</meta:creation-date>
    <dc:date>2013-05-05T18:31:26</dc:date>
    <meta:editing-duration>PT3H45M54S</meta:editing-duration>
    <meta:editing-cycles>52</meta:editing-cycles>
    <meta:generator>LibreOffice/3.6$Linux_X86_64 LibreOffice_project/360m1$Build-2</meta:generator>
    <meta:document-statistic meta:table-count="1" meta:image-count="0" meta:object-count="0" meta:page-count="4" meta:paragraph-count="41" meta:word-count="669" meta:character-count="4001" meta:non-whitespace-character-count="3349"/>
  </office:meta>
</office:document-meta>
</file>